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382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F1" style:family="table-cell">
      <style:table-cell-properties fo:background-color="#00599d" fo:padding="0.0382in" fo:border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2" style:family="table-cell" style:data-style-name="N0">
      <style:table-cell-properties fo:background-color="transparent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3" style:family="table-cell" style:data-style-name="N0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3" style:family="table-cell" style:data-style-name="N0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5" style:family="table-cell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6" style:family="table-cell">
      <style:table-cell-properties fo:background-color="#adc5e7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edb8" officeooo:paragraph-rsid="0014ed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edb8" officeooo:paragraph-rsid="0014ed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d0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01f8" officeooo:paragraph-rsid="001d0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de1e" officeooo:paragraph-rsid="001bd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414f" officeooo:paragraph-rsid="00194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edb" officeooo:paragraph-rsid="001c6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f053" officeooo:paragraph-rsid="0015f0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8fb7" officeooo:paragraph-rsid="00178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053" officeooo:paragraph-rsid="0015f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8fb7" officeooo:paragraph-rsid="00178f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414f" officeooo:paragraph-rsid="001941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01f8" officeooo:paragraph-rsid="001d01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a222e"/>
    </style:style>
    <style:style style:name="T2" style:family="text">
      <style:text-properties officeooo:rsid="001bde1e"/>
    </style:style>
    <style:style style:name="T3" style:family="text">
      <style:text-properties officeooo:rsid="001c6edb"/>
    </style:style>
    <style:style style:name="T4" style:family="text">
      <style:text-properties officeooo:rsid="001d0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Algebra 1 <text:s text:c="2"/>4/<text:span text:style-name="T4">15</text:span> – 4/<text:span text:style-name="T4">19</text:span> <text:s text:c="2"/>Dr. Stockett</text:p>
      <text:p text:style-name="P2"/>
      <text:p text:style-name="P2"/>
      <table:table table:name="Table1" table:style-name="Table1" table:template-name="Box List Blue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Monday</text:p>
          </table:table-cell>
          <table:table-cell table:style-name="Table1.A1" office:value-type="string">
            <text:p text:style-name="P6">Tuesday</text:p>
          </table:table-cell>
          <table:table-cell table:style-name="Table1.A1" office:value-type="string">
            <text:p text:style-name="P6">Wednesday</text:p>
          </table:table-cell>
          <table:table-cell table:style-name="Table1.A1" office:value-type="string">
            <text:p text:style-name="P6">Thursday</text:p>
          </table:table-cell>
          <table:table-cell table:style-name="Table1.F1" office:value-type="string">
            <text:p text:style-name="P6">Friday</text:p>
          </table:table-cell>
        </table:table-row>
        <table:table-row table:style-name="Table1.1">
          <table:table-cell table:style-name="Table1.A2" office:value-type="string">
            <text:p text:style-name="P7">Standards and benchmarks</text:p>
          </table:table-cell>
          <table:table-cell table:style-name="Table1.B2" office:value-type="string">
            <text:p text:style-name="P8">7.EE.4</text:p>
            <text:p text:style-name="P8">6.EE.4 </text:p>
            <text:p text:style-name="P9"/>
          </table:table-cell>
          <table:table-cell table:style-name="Table1.C2" office:value-type="string">
            <text:p text:style-name="P9">HSF.IF.B.4 </text:p>
          </table:table-cell>
          <table:table-cell table:style-name="Table1.D2" office:value-type="string">
            <text:p text:style-name="P9">HSF.IF.B.4 </text:p>
          </table:table-cell>
          <table:table-cell table:style-name="Table1.E2" office:value-type="string">
            <text:p text:style-name="P9">HSF.IF.B.4 </text:p>
          </table:table-cell>
          <table:table-cell table:style-name="Table1.F2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7">Vocabulary</text:p>
          </table:table-cell>
          <table:table-cell table:style-name="Table1.B3" office:value-type="string">
            <text:p text:style-name="P10">Inequalities</text:p>
          </table:table-cell>
          <table:table-cell table:style-name="Table1.C3" office:value-type="string">
            <text:p text:style-name="P10">Absolute inequalities</text:p>
          </table:table-cell>
          <table:table-cell table:style-name="Table1.D3">
            <text:p text:style-name="P11"/>
          </table:table-cell>
          <table:table-cell table:style-name="Table1.E3" office:value-type="string">
            <text:p text:style-name="P11">Inequalities.</text:p>
          </table:table-cell>
          <table:table-cell table:style-name="Table1.F3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7">I can ..</text:p>
          </table:table-cell>
          <table:table-cell table:style-name="Table1.B4" office:value-type="string">
            <text:p text:style-name="P12"><text:span text:style-name="T3">I can </text:span><text:span text:style-name="T4">solve inequalities</text:span></text:p>
          </table:table-cell>
          <table:table-cell table:style-name="Table1.C4" office:value-type="string">
            <text:p text:style-name="P10">I <text:span text:style-name="T3">can </text:span>solve absolute value inequalities</text:p>
          </table:table-cell>
          <table:table-cell table:style-name="Table1.D4" office:value-type="string">
            <text:p text:style-name="P10">I <text:span text:style-name="T3">can </text:span>solve absolute value inequalities</text:p>
          </table:table-cell>
          <table:table-cell table:style-name="Table1.E4" office:value-type="string">
            <text:p text:style-name="P10">I <text:span text:style-name="T3">can </text:span>solve absolute value inequalities</text:p>
          </table:table-cell>
          <table:table-cell table:style-name="Table1.F2">
            <text:p text:style-name="P13"/>
          </table:table-cell>
        </table:table-row>
        <table:table-row table:style-name="Table1.1">
          <table:table-cell table:style-name="Table1.A3" office:value-type="string">
            <text:p text:style-name="P14">Activities</text:p>
          </table:table-cell>
          <table:table-cell table:style-name="Table1.B5" office:value-type="string">
            <text:p text:style-name="P15">Ppt </text:p>
          </table:table-cell>
          <table:table-cell table:style-name="Table1.C5" office:value-type="string">
            <text:p text:style-name="P15">Guided Notes</text:p>
          </table:table-cell>
          <table:table-cell table:style-name="Table1.D5" office:value-type="string">
            <text:p text:style-name="P12">Ppt</text:p>
          </table:table-cell>
          <table:table-cell table:style-name="Table1.E5" office:value-type="string">
            <text:p text:style-name="P12">Guided Notes</text:p>
          </table:table-cell>
          <table:table-cell table:style-name="Table1.F5" office:value-type="string">
            <text:p text:style-name="P12">Ppt</text:p>
          </table:table-cell>
        </table:table-row>
        <table:table-row table:style-name="Table1.1">
          <table:table-cell table:style-name="Table1.A6" office:value-type="string">
            <text:p text:style-name="P16">Assessment</text:p>
          </table:table-cell>
          <table:table-cell table:style-name="Table1.B6" office:value-type="string">
            <text:p text:style-name="P17">BOW assessment</text:p>
          </table:table-cell>
          <table:table-cell table:style-name="Table1.C6" office:value-type="string">
            <text:p text:style-name="P18">Binder Update</text:p>
          </table:table-cell>
          <table:table-cell table:style-name="Table1.D6" office:value-type="string">
            <text:p text:style-name="P17">MOW assessment</text:p>
          </table:table-cell>
          <table:table-cell table:style-name="Table1.E6" office:value-type="string">
            <text:p text:style-name="P18">Binder Update</text:p>
          </table:table-cell>
          <table:table-cell table:style-name="Table1.F6" office:value-type="string">
            <text:p text:style-name="P19">Summative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2T17:02:50.571148854</dc:date>
    <meta:editing-duration>PT18M36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33" meta:word-count="72" meta:character-count="507" meta:non-whitespace-character-count="452"/>
  </office:meta>
</office:document-meta>
</file>